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" svg:font-family="Calibri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0000cc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626cm" fo:min-width="21.293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0.836cm" fo:min-width="23.093cm" fo:padding-top="0.127cm" fo:padding-bottom="0.127cm" fo:padding-left="0.254cm" fo:padding-right="0.254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0.638cm" fo:min-width="21.122cm" fo:padding-top="0.127cm" fo:padding-bottom="0.127cm" fo:padding-left="0.254cm" fo:padding-right="0.254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6cm" fo:min-width="21.92cm" fo:padding-top="0.127cm" fo:padding-bottom="0.127cm" fo:padding-left="0.254cm" fo:padding-right="0.254cm" fo:wrap-option="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626cm" fo:min-width="21.293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0.836cm" fo:min-width="22.894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639cm" fo:min-width="21.122cm" fo:padding-top="0.127cm" fo:padding-bottom="0.127cm" fo:padding-left="0.254cm" fo:padding-right="0.254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436cm" fo:min-width="21.92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5.95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Predeterminado-subtitle">
      <style:graphic-properties draw:stroke="none" draw:fill="none" draw:fill-color="#ffffff" draw:textarea-horizontal-align="justify" draw:textarea-vertical-align="top" fo:min-height="4.868cm" draw:shadow-color="#808080"/>
      <style:paragraph-properties style:writing-mode="lr-tb"/>
    </style:style>
    <style:style style:name="pr3" style:family="presentation" style:parent-style-name="Predeterminado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4" style:family="presentation" style:parent-style-name="Titular1-title">
      <style:graphic-properties draw:stroke="none" draw:fill="none" draw:fill-color="#ffffff" draw:textarea-horizontal-align="justify" draw:textarea-vertical-align="middle" fo:min-height="2.921cm" draw:shadow-color="#808080"/>
      <style:paragraph-properties style:writing-mode="lr-tb"/>
    </style:style>
    <style:style style:name="pr5" style:family="presentation" style:parent-style-name="Titular1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.952cm" fo:margin-right="0cm" fo:margin-top="0.339cm" fo:margin-bottom="0cm" fo:line-height="100%" fo:text-align="start" fo:text-indent="-0.948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.952cm" fo:margin-right="0cm" fo:margin-top="0.339cm" fo:margin-bottom="0cm" fo:line-height="100%" fo:text-align="start" fo:text-indent="-0.948cm" style:punctuation-wrap="hanging" style:line-break="strict" style:writing-mode="lr-tb" style:font-independent-line-spacing="true"/>
    </style:style>
    <style:style style:name="P6" style:family="paragraph">
      <style:paragraph-properties fo:margin-left="0.952cm" fo:margin-right="0cm" fo:margin-top="0.383cm" fo:margin-bottom="0cm" fo:line-height="100%" fo:text-align="start" fo:text-indent="-0.948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.952cm" fo:margin-right="0cm" fo:margin-top="0.383cm" fo:margin-bottom="0cm" fo:line-height="100%" fo:text-align="start" fo:text-indent="-0.948cm" style:punctuation-wrap="hanging" style:line-break="strict" style:writing-mode="lr-tb" style:font-independent-line-spacing="true"/>
    </style:style>
    <style:style style:name="T1" style:family="text">
      <style:text-properties fo:color="#ffff00" style:text-position="0% 100%" style:font-name="Calibri" fo:font-size="66pt" fo:language="es" fo:country="BO" fo:font-style="italic" style:text-underline-style="solid" style:text-underline-width="auto" style:text-underline-color="font-color" fo:font-weight="bold" style:font-size-asian="66pt" style:language-asian="es" style:country-asian="BO" style:font-style-asian="italic" style:font-weight-asian="bold" style:font-size-complex="66pt" style:language-complex="es" style:country-complex="BO" style:font-style-complex="italic" style:font-weight-complex="bold"/>
    </style:style>
    <style:style style:name="T2" style:family="text">
      <style:text-properties fo:color="#ffff00" style:text-position="0% 100%" style:font-name="Calibri" fo:font-size="40pt" fo:language="es" fo:country="BO" style:font-size-asian="40pt" style:language-asian="es" style:country-asian="BO" style:font-size-complex="40pt" style:language-complex="es" style:country-complex="BO"/>
    </style:style>
    <style:style style:name="T3" style:family="text">
      <style:text-properties fo:color="#ffff00" style:text-position="0% 100%" style:font-name="Calibri" fo:font-size="48pt" fo:language="es" fo:country="BO" fo:font-style="italic" fo:font-weight="bold" style:font-size-asian="48pt" style:language-asian="es" style:country-asian="BO" style:font-style-asian="italic" style:font-weight-asian="bold" style:font-size-complex="48pt" style:language-complex="es" style:country-complex="BO" style:font-style-complex="italic" style:font-weight-complex="bold"/>
    </style:style>
    <style:style style:name="T4" style:family="text">
      <style:text-properties fo:color="#ffff00" style:text-position="0% 100%" style:font-name="Calibri" fo:font-size="40pt" fo:language="es" fo:country="BO" fo:font-style="italic" fo:font-weight="bold" style:font-size-asian="40pt" style:language-asian="es" style:country-asian="BO" style:font-style-asian="italic" style:font-weight-asian="bold" style:font-size-complex="40pt" style:language-complex="es" style:country-complex="BO" style:font-style-complex="italic" style:font-weight-complex="bold"/>
    </style:style>
    <style:style style:name="T5" style:family="text">
      <style:text-properties fo:color="#ffff00" style:text-position="0% 100%" style:font-name="Calibri" fo:font-size="54pt" fo:language="es" fo:country="BO" fo:font-style="italic" fo:font-weight="bold" style:font-size-asian="54pt" style:language-asian="es" style:country-asian="BO" style:font-style-asian="italic" style:font-weight-asian="bold" style:font-size-complex="54pt" style:language-complex="es" style:country-complex="BO" style:font-style-complex="italic" style:font-weight-complex="bold"/>
    </style:style>
    <style:style style:name="T6" style:family="text">
      <style:text-properties fo:color="#ffff00" style:text-position="0% 100%" style:font-name="Calibri" fo:font-size="44pt" fo:language="es" fo:country="BO" fo:font-style="italic" fo:font-weight="bold" style:font-size-asian="44pt" style:language-asian="es" style:country-asian="BO" style:font-style-asian="italic" style:font-weight-asian="bold" style:font-size-complex="44pt" style:language-complex="es" style:country-complex="BO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1.59cm" svg:height="6.204cm" svg:x="1.905cm" svg:y="5.918cm" presentation:class="title" presentation:user-transformed="true">
          <draw:text-box>
            <text:list text:style-name="L1">
              <text:list-header>
                <text:p text:style-name="P1"><text:span text:style-name="T1">AGUAS PROFUNDAS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layer="layout" svg:width="18.622cm" svg:height="10.478cm" svg:x="1.482cm" svg:y="2.121cm" draw:page-number="1" presentation:class="page"/>
          <draw:frame presentation:style-name="pr3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ular1" presentation:presentation-page-layout-name="AL2T11">
        <draw:frame presentation:style-name="pr4" draw:text-style-name="P3" draw:layer="layout" svg:width="22.86cm" svg:height="3.175cm" svg:x="1.27cm" svg:y="0.762cm" presentation:class="title" presentation:placeholder="true" presentation:user-transformed="true">
          <draw:text-box/>
        </draw:frame>
        <draw:custom-shape draw:style-name="gr1" draw:text-style-name="P5" draw:layer="layout" svg:width="21.801cm" svg:height="11.88cm" svg:x="2.699cm" svg:y="4.445cm">
          <text:list text:style-name="L1">
            <text:list-header>
              <text:p text:style-name="P4"><text:span text:style-name="T2"><text:s text:c="10"/></text:span><text:span text:style-name="T3"><text:s text:c="2"/></text:span><text:span text:style-name="T3">//Ooo....., ooo... </text:span><text:span text:style-name="T3"><text:line-break/></text:span><text:span text:style-name="T3"> <text:s text:c="10"/>Ooo..., ooo.. <text:s text:c="69"/>Yo quiero más de ti señor </text:span><text:span text:style-name="T3"><text:line-break/></text:span><text:span text:style-name="T3"> <text:s text:c="10"/>Ooo…, ooo… </text:span><text:span text:style-name="T3"><text:line-break/></text:span><text:span text:style-name="T3"> <text:s/>Yo quiero mas de ti señor//</text:span><text:span text:style-name="T2"> </text:span><text:span text:style-name="T2"><text:line-break/></text:span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2" presentation:class="page"/>
          <draw:frame presentation:style-name="pr5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2T11">
        <draw:frame presentation:style-name="pr4" draw:text-style-name="P3" draw:layer="layout" svg:width="22.86cm" svg:height="3.175cm" svg:x="1.27cm" svg:y="0.762cm" presentation:class="title" presentation:placeholder="true" presentation:user-transformed="true">
          <draw:text-box/>
        </draw:frame>
        <draw:custom-shape draw:style-name="gr2" draw:text-style-name="P5" draw:layer="layout" svg:width="23.601cm" svg:height="11.09cm" svg:x="0.701cm" svg:y="5.927cm">
          <text:list text:style-name="L1">
            <text:list-header>
              <text:p text:style-name="P4"><text:span text:style-name="T2"><text:s text:c="4"/></text:span><text:span text:style-name="T3">//Ven sobre mí como lluvia </text:span><text:span text:style-name="T3"><text:line-break/></text:span><text:span text:style-name="T3">Has las aguas subir en este lugar </text:span><text:span text:style-name="T3"><text:line-break/></text:span><text:span text:style-name="T3">Libera tu río sin medidas </text:span><text:span text:style-name="T3"><text:line-break/></text:span><text:span text:style-name="T3">Libera tus aguas agitar// </text:span><text:span text:style-name="T4"><text:line-break/></text:span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3" presentation:class="page"/>
          <draw:frame presentation:style-name="pr5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2T11">
        <draw:frame presentation:style-name="pr4" draw:text-style-name="P3" draw:layer="layout" svg:width="22.86cm" svg:height="3.175cm" svg:x="1.27cm" svg:y="0.762cm" presentation:class="title" presentation:placeholder="true" presentation:user-transformed="true">
          <draw:text-box/>
        </draw:frame>
        <draw:custom-shape draw:style-name="gr3" draw:text-style-name="P7" draw:layer="layout" svg:width="21.63cm" svg:height="10.892cm" svg:x="2.5cm" svg:y="6.125cm">
          <text:list text:style-name="L1">
            <text:list-header>
              <text:p text:style-name="P6"><text:span text:style-name="T5">//por que quiero nadar </text:span><text:span text:style-name="T5"><text:line-break/></text:span><text:span text:style-name="T5">Quiero nadar en tu río </text:span><text:span text:style-name="T5"><text:line-break/></text:span><text:span text:style-name="T5">Quiero beber, quiero beber </text:span><text:span text:style-name="T5"><text:line-break/></text:span><text:span text:style-name="T5">De tus aguas// </text:span><text:span text:style-name="T6"><text:line-break/></text:span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4" presentation:class="page"/>
          <draw:frame presentation:style-name="pr5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2T11">
        <draw:frame presentation:style-name="pr4" draw:text-style-name="P3" draw:layer="layout" svg:width="22.86cm" svg:height="3.175cm" svg:x="1.27cm" svg:y="0.762cm" presentation:class="title" presentation:placeholder="true" presentation:user-transformed="true">
          <draw:text-box/>
        </draw:frame>
        <draw:custom-shape draw:style-name="gr4" draw:text-style-name="P5" draw:layer="layout" svg:width="22.428cm" svg:height="11.69cm" svg:x="1.698cm" svg:y="5.327cm">
          <text:list text:style-name="L1">
            <text:list-header>
              <text:p text:style-name="P4"><text:span text:style-name="T2"><text:s text:c="3"/></text:span><text:span text:style-name="T3">Existen aguas a los tobillos </text:span><text:span text:style-name="T3"><text:line-break/></text:span><text:span text:style-name="T3">Existen aguas a las rodillas </text:span><text:span text:style-name="T3"><text:line-break/></text:span><text:span text:style-name="T3">Existen aguas a los lomos </text:span><text:span text:style-name="T3"><text:line-break/></text:span><text:span text:style-name="T3">Pero hay aguas profundas </text:span><text:span text:style-name="T3"><text:line-break/></text:span><text:span text:style-name="T3">Yo se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5" presentation:class="page"/>
          <draw:frame presentation:style-name="pr5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2T11">
        <draw:frame presentation:style-name="pr4" draw:text-style-name="P3" draw:layer="layout" svg:width="22.86cm" svg:height="3.175cm" svg:x="1.27cm" svg:y="0.762cm" presentation:class="title" presentation:placeholder="true" presentation:user-transformed="true">
          <draw:text-box/>
        </draw:frame>
        <draw:custom-shape draw:style-name="gr5" draw:text-style-name="P5" draw:layer="layout" svg:width="21.801cm" svg:height="11.88cm" svg:x="2.699cm" svg:y="4.445cm">
          <text:list text:style-name="L1">
            <text:list-header>
              <text:p text:style-name="P4"><text:span text:style-name="T2"><text:s text:c="10"/></text:span><text:span text:style-name="T3"><text:s text:c="2"/></text:span><text:span text:style-name="T3">//Ooo....., ooo... </text:span><text:span text:style-name="T3"><text:line-break/></text:span><text:span text:style-name="T3"> <text:s text:c="10"/>Ooo..., ooo.. <text:s text:c="69"/>Yo quiero más de ti señor </text:span><text:span text:style-name="T3"><text:line-break/></text:span><text:span text:style-name="T3"> <text:s text:c="10"/>Ooo…, ooo… </text:span><text:span text:style-name="T3"><text:line-break/></text:span><text:span text:style-name="T3"> <text:s/>Yo quiero mas de ti señor//</text:span><text:span text:style-name="T2"> </text:span><text:span text:style-name="T2"><text:line-break/></text:span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6" presentation:class="page"/>
          <draw:frame presentation:style-name="pr5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ular1" presentation:presentation-page-layout-name="AL2T11">
        <draw:frame presentation:style-name="pr4" draw:text-style-name="P3" draw:layer="layout" svg:width="22.86cm" svg:height="3.175cm" svg:x="1.27cm" svg:y="0.762cm" presentation:class="title" presentation:placeholder="true" presentation:user-transformed="true">
          <draw:text-box/>
        </draw:frame>
        <draw:custom-shape draw:style-name="gr6" draw:text-style-name="P5" draw:layer="layout" svg:width="23.402cm" svg:height="11.09cm" svg:x="1.098cm" svg:y="5.927cm">
          <text:list text:style-name="L1">
            <text:list-header>
              <text:p text:style-name="P4"><text:span text:style-name="T2"><text:s text:c="4"/></text:span><text:span text:style-name="T3">//Ven sobre mí como lluvia </text:span><text:span text:style-name="T3"><text:line-break/></text:span><text:span text:style-name="T3">Has las aguas subir en este lugar </text:span><text:span text:style-name="T3"><text:line-break/></text:span><text:span text:style-name="T3">Libera tu río sin medidas </text:span><text:span text:style-name="T3"><text:line-break/></text:span><text:span text:style-name="T3">Libera tus aguas agitar// </text:span><text:span text:style-name="T4"><text:line-break/></text:span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7" presentation:class="page"/>
          <draw:frame presentation:style-name="pr5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ular1" presentation:presentation-page-layout-name="AL2T11">
        <draw:frame presentation:style-name="pr4" draw:text-style-name="P3" draw:layer="layout" svg:width="22.86cm" svg:height="3.175cm" svg:x="1.27cm" svg:y="0.762cm" presentation:class="title" presentation:placeholder="true" presentation:user-transformed="true">
          <draw:text-box/>
        </draw:frame>
        <draw:custom-shape draw:style-name="gr7" draw:text-style-name="P7" draw:layer="layout" svg:width="21.63cm" svg:height="11.893cm" svg:x="2.5cm" svg:y="5.124cm">
          <text:list text:style-name="L1">
            <text:list-header>
              <text:p text:style-name="P6"><text:span text:style-name="T5">//por que quiero nadar </text:span><text:span text:style-name="T5"><text:line-break/></text:span><text:span text:style-name="T5">Quiero nadar en tu río </text:span><text:span text:style-name="T5"><text:line-break/></text:span><text:span text:style-name="T5">Quiero beber, quiero beber </text:span><text:span text:style-name="T5"><text:line-break/></text:span><text:span text:style-name="T5">De tus aguas// </text:span><text:span text:style-name="T6"><text:line-break/></text:span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8" presentation:class="page"/>
          <draw:frame presentation:style-name="pr5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ular1" presentation:presentation-page-layout-name="AL2T11">
        <draw:frame presentation:style-name="pr4" draw:text-style-name="P3" draw:layer="layout" svg:width="22.86cm" svg:height="3.175cm" svg:x="1.27cm" svg:y="0.762cm" presentation:class="title" presentation:placeholder="true" presentation:user-transformed="true">
          <draw:text-box/>
        </draw:frame>
        <draw:custom-shape draw:style-name="gr8" draw:text-style-name="P5" draw:layer="layout" svg:width="22.428cm" svg:height="11.69cm" svg:x="1.698cm" svg:y="5.327cm">
          <text:list text:style-name="L1">
            <text:list-header>
              <text:p text:style-name="P4"><text:span text:style-name="T2"><text:s text:c="3"/></text:span><text:span text:style-name="T3">Existen aguas a los tobillos </text:span><text:span text:style-name="T3"><text:line-break/></text:span><text:span text:style-name="T3">Existen aguas a las rodillas </text:span><text:span text:style-name="T3"><text:line-break/></text:span><text:span text:style-name="T3">Existen aguas a los lomos </text:span><text:span text:style-name="T3"><text:line-break/></text:span><text:span text:style-name="T3">Pero hay aguas profundas </text:span><text:span text:style-name="T3"><text:line-break/></text:span><text:span text:style-name="T3">Yo se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9" presentation:class="page"/>
          <draw:frame presentation:style-name="pr5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0000cc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92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fo:background-color="transparent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solid" draw:fill-color="#0000cc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ular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3.175cm" fo:margin-right="0cm" fo:margin-top="0.299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4.445cm" fo:margin-right="0cm" fo:margin-top="0.202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textarea-vertical-align="middle">
        <text:list-style style:name="Titular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ular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c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pr1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Calibri" fo:font-size="12pt" fo:language="es" fo:country="BO" style:font-size-asian="12pt" style:language-asian="es" style:country-asian="BO" style:font-size-complex="12pt" style:language-complex="es" style:country-complex="BO"/>
    </style:style>
    <style:style style:name="MT2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1.586cm" svg:height="4.079cm" svg:x="1.905cm" svg:y="5.917cm" presentation:class="title" presentation:placeholder="true">
        <draw:text-box/>
      </draw:frame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3cm" svg:height="1.009cm" svg:x="18.202cm" svg:y="17.656cm" presentation:class="page-number">
        <draw:text-box>
          <text:list text:style-name="ML1">
            <text:list-header>
              <text:p text:style-name="MP8"><text:span text:style-name="MT1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22.856cm" svg:height="11.042cm" svg:x="1.27cm" svg:y="4.458cm" presentation:class="outline" presentation:placeholder="true">
        <draw:text-box/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1">
      <draw:frame presentation:style-name="Titular1-title" draw:layer="backgroundobjects" svg:width="22.856cm" svg:height="3.17cm" svg:x="1.27cm" svg:y="0.763cm" presentation:class="title" presentation:placeholder="true">
        <draw:text-box/>
      </draw:frame>
      <draw:frame presentation:style-name="Titular1-outline1" draw:layer="backgroundobjects" svg:width="22.856cm" svg:height="12.568cm" svg:x="1.27cm" svg:y="4.445cm" presentation:class="outline" presentation:placeholder="true">
        <draw:text-box/>
      </draw:frame>
      <draw:frame draw:style-name="Mgr11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2" draw:text-style-name="MP9" draw:layer="backgroundobjects" svg:width="5.923cm" svg:height="1.009cm" svg:x="18.202cm" svg:y="17.656cm" presentation:class="page-number">
        <draw:text-box>
          <text:list text:style-name="ML1">
            <text:list-header>
              <text:p text:style-name="MP8"><text:span text:style-name="MT1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Titular1-title" draw:layer="backgroundobjects" svg:width="18.618cm" svg:height="10.473cm" svg:x="1.482cm" svg:y="2.12cm" presentation:class="page"/>
        <draw:frame presentation:style-name="Titular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presentation:style-name="Mpr2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frame presentation:style-name="Mpr3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presentation:style-name="Mpr4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GUAS PROFUNDAS</dc:title>
    <meta:initial-creator>Jose E.</meta:initial-creator>
    <meta:creation-date>2012-07-21T14:36:15</meta:creation-date>
    <dc:creator>Victor</dc:creator>
    <dc:date>2014-12-06T23:27:49</dc:date>
    <meta:editing-cycles>3</meta:editing-cycles>
    <meta:editing-duration>PT12M</meta:editing-duration>
    <meta:document-statistic meta:object-count="70"/>
    <meta:generator>LibreOffice/6.4.1.2$Linux_x86 LibreOffice_project/40$Build-2</meta:generator>
    <meta:user-defined meta:name="AppVersion">12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